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05pt"/>
    </style:style>
    <style:style style:name="co3" style:family="table-column">
      <style:table-column-properties fo:break-before="auto" style:column-width="102.39pt"/>
    </style:style>
    <style:style style:name="co4" style:family="table-column">
      <style:table-column-properties fo:break-before="auto" style:column-width="10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Gloss 1</text:p>
          </table:table-cell>
          <table:table-cell office:value-type="string" calcext:value-type="string">
            <text:p>Gloss 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ndry 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_26_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大きな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oukina</text:p>
          </table:table-cell>
          <table:table-cell office:value-type="string" calcext:value-type="string">
            <text:p>Siz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グリムペン</text:p>
          </table:table-cell>
          <table:table-cell office:value-type="string" calcext:value-type="string">
            <text:p>Grimpen</text:p>
          </table:table-cell>
          <table:table-cell office:value-type="string" calcext:value-type="string">
            <text:p>gurimupen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の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"</text:p>
          </table:table-cell>
          <table:table-cell table:number-columns-repeated="2"/>
          <table:table-cell office:value-type="string" calcext:value-type="string">
            <text:p>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泥沼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doronuma</text:p>
          </table:table-cell>
          <table:table-cell/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Biological area</text:p>
          </table:table-cell>
          <table:table-cell office:value-type="string" calcext:value-type="string">
            <text:p>Loca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に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ni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濃く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koku</text:p>
          </table:table-cell>
          <table:table-cell table:number-columns-repeated="6"/>
          <table:table-cell office:value-type="string" calcext:value-type="string">
            <text:p>Measurable_attribute?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白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iroi</text:p>
          </table:table-cell>
          <table:table-cell office:value-type="string" calcext:value-type="string">
            <text:p>Colo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霧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kiri</text:p>
          </table:table-cell>
          <table:table-cell table:number-columns-repeated="9"/>
          <table:table-cell office:value-type="string" calcext:value-type="string">
            <text:p>+Weather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が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g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のし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noshi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かかって</text:p>
          </table:table-cell>
          <table:table-cell office:value-type="string" calcext:value-type="string">
            <text:p>hanging</text:p>
          </table:table-cell>
          <table:table-cell office:value-type="string" calcext:value-type="string">
            <text:p>kakat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いた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t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こと</text:p>
          </table:table-cell>
          <table:table-cell office:value-type="string" calcext:value-type="string">
            <text:p>NOML</text:p>
          </table:table-cell>
          <table:table-cell office:value-type="string" calcext:value-type="string">
            <text:p>kot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は,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w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すで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sude</text:p>
          </table:table-cell>
          <table:table-cell office:value-type="string" calcext:value-type="string">
            <text:p>Time vecto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に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ni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お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話し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hanashi</text:p>
          </table:table-cell>
          <table:table-cell office:value-type="string" calcext:value-type="string">
            <text:p>Statement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して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shite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おいた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??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が、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ga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14_37_5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それから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orekara</text:p>
          </table:table-cell>
          <table:table-cell office:value-type="string" calcext:value-type="string">
            <text:p>Time vector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小道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komichi</text:p>
          </table:table-cell>
          <table:table-cell table:number-columns-repeated="3"/>
          <table:table-cell office:value-type="string" calcext:value-type="string">
            <text:p>Roadway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を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wo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急ぎ</text:p>
          </table:table-cell>
          <table:table-cell table:style-name="ce2" office:value-type="string" calcext:value-type="string">
            <text:p>hurrying</text:p>
          </table:table-cell>
          <table:table-cell office:value-type="string" calcext:value-type="string">
            <text:p>isogi</text:p>
          </table:table-cell>
          <table:table-cell table:number-columns-repeated="6"/>
          <table:table-cell office:value-type="string" calcext:value-type="string">
            <text:p>Self-mo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われわれ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warewar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の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n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すぐ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sugu</text:p>
          </table:table-cell>
          <table:table-cell office:value-type="string" calcext:value-type="string">
            <text:p>??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わ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waki</text:p>
          </table:table-cell>
          <table:table-cell table:number-columns-repeated="9"/>
          <table:table-cell office:value-type="string" calcext:value-type="string">
            <text:p>Part orentatio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を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w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通り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tori</text:p>
          </table:table-cell>
          <table:table-cell table:number-columns-repeated="12"/>
          <table:table-cell office:value-type="string" calcext:value-type="string">
            <text:p>Travers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うしろ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ushiro</text:p>
          </table:table-cell>
          <table:table-cell table:number-columns-repeated="15"/>
          <table:table-cell office:value-type="string" calcext:value-type="string">
            <text:p>Non-gradable proximity</text:p>
          </table:table-cell>
          <table:table-cell table:number-columns-repeated="6"/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の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no</text:p>
          </table:table-cell>
          <table:table-cell table:number-columns-repeated="22"/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長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agai</text:p>
          </table:table-cell>
          <table:table-cell table:number-columns-repeated="18"/>
          <table:table-cell office:value-type="string" calcext:value-type="string">
            <text:p>Measurable attribute</text:p>
          </table:table-cell>
          <table:table-cell table:number-columns-repeated="3"/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坂道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akamichi</text:p>
          </table:table-cell>
          <table:table-cell office:value-type="string" calcext:value-type="string">
            <text:p>???</text:p>
          </table:table-cell>
          <table:table-cell table:number-columns-repeated="21"/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を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w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のぼって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nobotte</text:p>
          </table:table-cell>
          <table:table-cell table:number-columns-repeated="21"/>
          <table:table-cell office:value-type="string" calcext:value-type="string">
            <text:p>Intentional traver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行った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itta</text:p>
          </table:table-cell>
          <table:table-cell table:number-columns-repeated="24"/>
          <table:table-cell office:value-type="string" calcext:value-type="string">
            <text:p>Self-motion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Self-mover D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1:19:44.038654000</meta:creation-date>
    <dc:date>2015-09-10T17:34:34.831420000</dc:date>
    <meta:editing-duration>PT1H2M16S</meta:editing-duration>
    <meta:editing-cycles>12</meta:editing-cycles>
    <meta:generator>LibreOffice/5.0.0.5$MacOSX_X86_64 LibreOffice_project/1b1a90865e348b492231e1c451437d7a15bb262b</meta:generator>
    <meta:document-statistic meta:table-count="1" meta:cell-count="173" meta:object-count="0"/>
  </office:meta>
</office:document-meta>
</file>